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</style:style>
    <style:style style:name="P2" style:family="paragraph" style:parent-style-name="Preformatted_20_Text">
      <style:paragraph-properties fo:text-align="start" style:justify-single-word="false" style:writing-mode="lr-tb"/>
      <style:text-properties style:font-name="Calibri" style:text-underline-style="none" fo:font-weight="normal" style:font-weight-asian="normal" style:font-name-complex="Calibri1" style:font-weight-complex="normal"/>
    </style:style>
    <style:style style:name="P3" style:family="paragraph" style:parent-style-name="Preformatted_20_Text">
      <style:paragraph-properties fo:text-align="start" style:justify-single-word="false" style:writing-mode="lr-tb"/>
      <style:text-properties style:font-name="Calibri" style:text-underline-style="solid" style:text-underline-width="auto" style:text-underline-color="font-color" style:font-name-complex="Calibri1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202124" style:text-line-through-style="none" style:font-name="Calibri" fo:font-size="12pt" fo:font-style="normal" style:text-underline-style="none" fo:font-weight="normal" style:text-blinking="false" fo:background-color="#ffffff" style:font-weight-asian="normal" style:font-name-complex="Calibri1" style:font-weight-complex="normal"/>
    </style:style>
    <style:style style:name="P6" style:family="paragraph" style:parent-style-name="Text_20_body">
      <style:paragraph-properties fo:text-align="start" style:justify-single-word="false" style:writing-mode="lr-tb"/>
      <style:text-properties fo:font-variant="normal" fo:text-transform="none" fo:color="#202124" style:text-line-through-style="none" style:font-name="Arial" fo:font-size="12pt" fo:font-style="normal" style:text-underline-style="none" fo:font-weight="normal" style:text-blinking="false" fo:background-color="#ffffff" style:font-name-complex="Calibri1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202124" style:text-line-through-style="none" style:font-name="Arial" fo:font-size="12pt" fo:font-style="normal" style:text-underline-style="none" fo:font-weight="normal" style:text-blinking="false" fo:background-color="#ffffff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cccccc" style:text-line-through-style="none" style:font-name="Arial" fo:font-size="12pt" fo:font-style="normal" style:text-underline-style="none" fo:font-weight="normal" style:text-blinking="false" fo:background-color="#ffffff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202124" style:text-line-through-style="none" style:font-name="Arial" fo:font-size="12pt" fo:font-style="normal" style:text-underline-style="none" fo:font-weight="normal" style:text-blinking="false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tivation zu Open Source Software</text:p>
      <text:p text:style-name="P1"/>
      <text:p text:style-name="P3">Persönlicher Teil</text:p>
      <text:p text:style-name="P3"/>
      <text:p text:style-name="P3"/>
      <text:p text:style-name="P6"><text:bookmark text:name="docs-internal-guid-361ec1e1-7fff-e26e-3a37-137fef62bcb8"/>Weshalb haben wir unsere Präsentation open entwickelt?</text:p>
      <text:p text:style-name="P2">- Shared Knowledge<text:tab/>(Teilen wir unsere Recherche-Ergebnisse!)</text:p>
      <text:p text:style-name="P5">- Neues Lernen (Kann man einen Open Source Vortrag machen?)</text:p>
      <text:p text:style-name="P6"/>
      <text:p text:style-name="P7">Welchen Anreiz zur Nutzung haben wir damit erschaffen?</text:p>
      <text:p text:style-name="P7"/>
      <text:p text:style-name="P7">Anfang:</text:p>
      <text:p text:style-name="P7"/>
      <text:p text:style-name="P8">Was ist für uns Motivation? </text:p>
      <text:p text:style-name="P8"><text:tab/>Motivation nicht für jeden gleich</text:p>
      <text:p text:style-name="P8"><text:tab/>Jeder wird anders Motiviert </text:p>
      <text:p text:style-name="P8"><text:tab/>Geld nicht immer das Haupt-motiv</text:p>
      <text:p text:style-name="P8"><text:tab/>Das Arbeiten in einer Gruppe</text:p>
      <text:p text:style-name="P8"><text:tab/>Das erlernen und das fundieren des Wissen ein starker Punkt</text:p>
      <text:p text:style-name="P8"/>
      <text:p text:style-name="P8">Was ist unser Anreiz an Entwicklung OSS?</text:p>
      <text:p text:style-name="P8"><text:tab/>Das mitbringen von eigener Erfahrung und Wissen </text:p>
      <text:p text:style-name="P8"><text:tab/>Einen eigenen Beitrag dazu zu Leisten</text:p>
      <text:p text:style-name="P8"/>
      <text:p text:style-name="P8">Was ist unser Anreiz OSS zu verwenden?</text:p>
      <text:p text:style-name="P8"><text:tab/>Gratis</text:p>
      <text:p text:style-name="P8"><text:tab/>Es ist frei verwendbar und kann somit fast unbegrenzt gebraucht werden.</text:p>
      <text:p text:style-name="P8"/>
      <text:p text:style-name="P7"/>
      <text:p text:style-name="P7">Was haben wir gelernt/ unsere Erkenntnise?</text:p>
      <text:p text:style-name="P7"><text:tab/>Wie Unterschiedlich der Menschen </text:p>
      <text:p text:style-name="P7"><text:tab/>Wie einfach es ist ein OSS Projekt zu starten </text:p>
      <text:p text:style-name="P7"><text:tab/><text:tab/>Jedoch auch Tücken mit sich bringt</text:p>
      <text:p text:style-name="P7"/>
      <text:p text:style-name="P7"><text:tab/>«Es geht manchmal viel mehr darum sein Wissen und Kenntnisse ins Spiel zu brin <text:s/><text:tab/>gen und mit einem Team etwas auf die Beine zu stellen welches funktioniert und <text:tab/>hält.» Raphael </text:p>
      <text:p text:style-name="P7"><text:tab/>«wie einfach es eigentlich ist, selbst ein neues Open Source Projekt zu starten.» <text:tab/>Maurizio </text:p>
      <text:p text:style-name="P7"><text:soft-page-break/></text:p>
      <text:p text:style-name="P7">Unsere Präsentation.</text:p>
      <text:p text:style-name="P7"><text:tab/>Unsere Präsentation war vollständig auf OSS basiert. Wir haben geschaut, dass <text:tab/>jegliche, Bearbeitung etc. Auf OSS basierend ist. Wir haben desweiteren unsere <text:tab/>Präsentation als OSS auf Github gestellt. </text:p>
      <text:p text:style-name="P7"><text:tab/>Uns hat die Frage intressiert. Wie arbeitet es sich an einem OSS und gibt es vlt je<text:tab/>mand der Mitschreibt? </text:p>
      <text:p text:style-name="P7"><text:tab/><text:tab/></text:p>
      <text:p text:style-name="P7"><text:tab/><text:tab/>unser Abschliessendes Fazit ist: </text:p>
      <text:p text:style-name="P7"><text:tab/><text:tab/><text:tab/>-Es gibt nützliche tools welche man verwenden kann und es gibt für ei<text:tab/><text:tab/><text:tab/>gentlich alles eine OSS alternative. </text:p>
      <text:p text:style-name="P7"><text:tab/><text:tab/><text:tab/>-An unserem Vortrag hat bis zum heutigen Stand niemand ausser uns <text:tab/><text:tab/><text:tab/>gearbeitet. Jedoch ist es für jeden zugänglich und unterliegt einer CC- <text:tab/><text:tab/><text:tab/>BY- SA-4.0 License was bedeutet es unterliegt einer OSS License. <text:tab/><text:tab/><text:tab/>(Medium)</text:p>
      <text:p text:style-name="P7"/>
      <text:p text:style-name="P7">Umfrage? </text:p>
      <text:p text:style-name="P7">Was ist eure Motivation an OSS?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Kurze Umfrage:</text:p>
      <text:p text:style-name="P7"/>
      <text:p text:style-name="P7">Wie definierst du Persönlich Motivation?</text:p>
      <text:p text:style-name="P7"/>
      <text:p text:style-name="P7">Was motiviert dich am Morgen aufzustehen? </text:p>
      <text:p text:style-name="P7"/>
      <text:p text:style-name="P7">Was motiviert dich an einer Übung zu arbeiten? </text:p>
      <text:p text:style-name="P7"/>
      <text:p text:style-name="P7">Was motiviert dich an deinem Hobby?</text:p>
      <text:p text:style-name="P7"/>
      <text:p text:style-name="P7">Verwendest du Opensource Sachen? Wenn ja welche?</text:p>
      <text:p text:style-name="P7"/>
      <text:p text:style-name="P7">Könntest du dir vorstellen in einer Opensource Firma zu arbeiten?</text:p>
      <text:p text:style-name="P7"/>
      <text:p text:style-name="P7">Würdest du lieber dein Hobby zum Beruf machen oder dein Beruf zu deinem Hobby?</text:p>
      <text:p text:style-name="P7"/>
      <text:p text:style-name="P7">Macht es dir Spass zu Programmieren?</text:p>
      <text:p text:style-name="P7"/>
      <text:p text:style-name="P7">Hast du eigene Programmier-Projekte?</text:p>
      <text:p text:style-name="P7"/>
      <text:p text:style-name="P7">Was ist deine Lieblingsfarbe?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12-02T13:54:34.96</dc:date>
    <meta:editing-duration>PT1H6M24S</meta:editing-duration>
    <meta:editing-cycles>17</meta:editing-cycles>
    <meta:generator>OpenOffice/4.1.8$Win32 OpenOffice.org_project/418m3$Build-9803</meta:generator>
    <dc:creator>Adonis Raphael Fehr</dc:creator>
    <meta:document-statistic meta:table-count="0" meta:image-count="0" meta:object-count="0" meta:page-count="3" meta:paragraph-count="45" meta:word-count="366" meta:character-count="2383"/>
  </office:meta>
</office:document-meta>
</file>